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92.31mm" svg:height="108.17mm" svg:x="185.75mm" svg:y="33.93mm">
            <loext:p draw:notify-on-update-of-ranges="Sheet1.B2:Sheet1.B2 Sheet1.C2:Sheet1.L2 Sheet1.B3:Sheet1.B3 Sheet1.C3:Sheet1.L3 Sheet1.B4:Sheet1.B4 Sheet1.C4:Sheet1.L4 Sheet1.B5:Sheet1.B5 Sheet1.C5:Sheet1.L5 Sheet1.B6:Sheet1.B6 Sheet1.C6:Sheet1.L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Class 1</text:p>
          </table:table-cell>
          <table:table-cell office:value-type="string" calcext:value-type="string">
            <text:p>Class 2</text:p>
          </table:table-cell>
          <table:table-cell office:value-type="string" calcext:value-type="string">
            <text:p>Class 3</text:p>
          </table:table-cell>
          <table:table-cell office:value-type="string" calcext:value-type="string">
            <text:p>Class 4</text:p>
          </table:table-cell>
          <table:table-cell office:value-type="string" calcext:value-type="string">
            <text:p>Class 5</text:p>
          </table:table-cell>
          <table:table-cell office:value-type="string" calcext:value-type="string">
            <text:p>Class 6</text:p>
          </table:table-cell>
          <table:table-cell office:value-type="string" calcext:value-type="string">
            <text:p>Class 7</text:p>
          </table:table-cell>
          <table:table-cell office:value-type="string" calcext:value-type="string">
            <text:p>Class 8</text:p>
          </table:table-cell>
          <table:table-cell office:value-type="string" calcext:value-type="string">
            <text:p>Class 9</text:p>
          </table:table-cell>
          <table:table-cell office:value-type="string" calcext:value-type="string">
            <text:p>Class 1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atch 1</text:p>
          </table:table-cell>
          <table:table-cell office:value-type="float" office:value="0.578129713492475" calcext:value-type="float">
            <text:p>0.5781297135</text:p>
          </table:table-cell>
          <table:table-cell office:value-type="float" office:value="0.766833025875629" calcext:value-type="float">
            <text:p>0.7668330259</text:p>
          </table:table-cell>
          <table:table-cell office:value-type="float" office:value="0.340573441447556" calcext:value-type="float">
            <text:p>0.3405734414</text:p>
          </table:table-cell>
          <table:table-cell office:value-type="float" office:value="0.954362982562579" calcext:value-type="float">
            <text:p>0.9543629826</text:p>
          </table:table-cell>
          <table:table-cell office:value-type="float" office:value="0.136669247738615" calcext:value-type="float">
            <text:p>0.1366692477</text:p>
          </table:table-cell>
          <table:table-cell office:value-type="float" office:value="0.405011306866565" calcext:value-type="float">
            <text:p>0.4050113069</text:p>
          </table:table-cell>
          <table:table-cell office:value-type="float" office:value="0.0601510293870207" calcext:value-type="float">
            <text:p>0.0601510294</text:p>
          </table:table-cell>
          <table:table-cell office:value-type="float" office:value="0.347103285969445" calcext:value-type="float">
            <text:p>0.347103286</text:p>
          </table:table-cell>
          <table:table-cell office:value-type="float" office:value="0.487478924521414" calcext:value-type="float">
            <text:p>0.4874789245</text:p>
          </table:table-cell>
          <table:table-cell office:value-type="float" office:value="0.251865478934698" calcext:value-type="float">
            <text:p>0.251865478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atch 2</text:p>
          </table:table-cell>
          <table:table-cell office:value-type="float" office:value="0.17287168708728" calcext:value-type="float">
            <text:p>0.1728716871</text:p>
          </table:table-cell>
          <table:table-cell office:value-type="float" office:value="0.592239128268786" calcext:value-type="float">
            <text:p>0.5922391283</text:p>
          </table:table-cell>
          <table:table-cell office:value-type="float" office:value="0.708149253008175" calcext:value-type="float">
            <text:p>0.708149253</text:p>
          </table:table-cell>
          <table:table-cell office:value-type="float" office:value="0.194744043302835" calcext:value-type="float">
            <text:p>0.1947440433</text:p>
          </table:table-cell>
          <table:table-cell office:value-type="float" office:value="0.999581333814777" calcext:value-type="float">
            <text:p>0.9995813338</text:p>
          </table:table-cell>
          <table:table-cell office:value-type="float" office:value="0.148059398398019" calcext:value-type="float">
            <text:p>0.1480593984</text:p>
          </table:table-cell>
          <table:table-cell office:value-type="float" office:value="0.961873757488832" calcext:value-type="float">
            <text:p>0.9618737575</text:p>
          </table:table-cell>
          <table:table-cell office:value-type="float" office:value="0.210699620316177" calcext:value-type="float">
            <text:p>0.2106996203</text:p>
          </table:table-cell>
          <table:table-cell office:value-type="float" office:value="0.835428860666022" calcext:value-type="float">
            <text:p>0.8354288607</text:p>
          </table:table-cell>
          <table:table-cell office:value-type="float" office:value="0.403827849799539" calcext:value-type="float">
            <text:p>0.403827849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atch 3</text:p>
          </table:table-cell>
          <table:table-cell office:value-type="float" office:value="0.38279668328676" calcext:value-type="float">
            <text:p>0.3827966833</text:p>
          </table:table-cell>
          <table:table-cell office:value-type="float" office:value="0.00910401426605758" calcext:value-type="float">
            <text:p>0.0091040143</text:p>
          </table:table-cell>
          <table:table-cell office:value-type="float" office:value="0.379905376637041" calcext:value-type="float">
            <text:p>0.3799053766</text:p>
          </table:table-cell>
          <table:table-cell office:value-type="float" office:value="0.274261685626842" calcext:value-type="float">
            <text:p>0.2742616856</text:p>
          </table:table-cell>
          <table:table-cell office:value-type="float" office:value="0.145089530817121" calcext:value-type="float">
            <text:p>0.1450895308</text:p>
          </table:table-cell>
          <table:table-cell office:value-type="float" office:value="0.988715661206849" calcext:value-type="float">
            <text:p>0.9887156612</text:p>
          </table:table-cell>
          <table:table-cell office:value-type="float" office:value="0.559242714590723" calcext:value-type="float">
            <text:p>0.5592427146</text:p>
          </table:table-cell>
          <table:table-cell office:value-type="float" office:value="0.989192750456774" calcext:value-type="float">
            <text:p>0.9891927505</text:p>
          </table:table-cell>
          <table:table-cell office:value-type="float" office:value="0.259008060354977" calcext:value-type="float">
            <text:p>0.2590080604</text:p>
          </table:table-cell>
          <table:table-cell office:value-type="float" office:value="0.815629695822009" calcext:value-type="float">
            <text:p>0.815629695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atch 4</text:p>
          </table:table-cell>
          <table:table-cell office:value-type="float" office:value="0.580724269569286" calcext:value-type="float">
            <text:p>0.5807242696</text:p>
          </table:table-cell>
          <table:table-cell office:value-type="float" office:value="0.650708547752416" calcext:value-type="float">
            <text:p>0.6507085478</text:p>
          </table:table-cell>
          <table:table-cell office:value-type="float" office:value="0.32311208722101" calcext:value-type="float">
            <text:p>0.3231120872</text:p>
          </table:table-cell>
          <table:table-cell office:value-type="float" office:value="0.500586387574222" calcext:value-type="float">
            <text:p>0.5005863876</text:p>
          </table:table-cell>
          <table:table-cell office:value-type="float" office:value="0.66138422623697" calcext:value-type="float">
            <text:p>0.6613842262</text:p>
          </table:table-cell>
          <table:table-cell office:value-type="float" office:value="0.754498613675658" calcext:value-type="float">
            <text:p>0.7544986137</text:p>
          </table:table-cell>
          <table:table-cell office:value-type="float" office:value="0.0715308565197046" calcext:value-type="float">
            <text:p>0.0715308565</text:p>
          </table:table-cell>
          <table:table-cell office:value-type="float" office:value="0.84952320763678" calcext:value-type="float">
            <text:p>0.8495232076</text:p>
          </table:table-cell>
          <table:table-cell office:value-type="float" office:value="0.356589353980876" calcext:value-type="float">
            <text:p>0.356589354</text:p>
          </table:table-cell>
          <table:table-cell office:value-type="float" office:value="0.456025771662566" calcext:value-type="float">
            <text:p>0.4560257717</text:p>
          </table:table-cell>
          <table:table-cell table:number-columns-repeated="8"/>
        </table:table-row>
        <table:table-row table:style-name="ro1" table:number-rows-repeated="31">
          <table:table-cell table:number-columns-repeated="20"/>
        </table:table-row>
        <table:table-row table:style-name="ro1">
          <table:table-cell table:number-columns-repeated="19"/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1:34:29.108487165</meta:creation-date>
    <dc:date>2018-10-16T11:49:04.670332723</dc:date>
    <meta:editing-duration>PT4M25S</meta:editing-duration>
    <meta:editing-cycles>1</meta:editing-cycles>
    <meta:document-statistic meta:table-count="1" meta:cell-count="5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232cm" svg:height="10.818cm" xlink:href=".." xlink:type="simple" chart:class="chart:bar" chart:style-name="ch1">
        <chart:legend chart:legend-position="end" svg:x="17.286cm" svg:y="4.363cm" style:legend-expansion="high" chart:style-name="ch2"/>
        <chart:plot-area chart:style-name="ch3" table:cell-range-address="Sheet1.B2:Sheet1.L6" chart:data-source-has-labels="both" svg:x="1.395cm" svg:y="0.216cm" svg:width="15.507cm" svg:height="10.386cm">
          <chartooo:coordinate-region svg:x="2.122cm" svg:y="0.415cm" svg:width="14.78cm" svg:height="9.54cm"/>
          <chart:axis chart:dimension="x" chart:name="primary-x" chart:style-name="ch4" chartooo:axis-type="auto">
            <chartooo:date-scale/>
            <chart:categories table:cell-range-address="Sheet1.C2:Sheet1.L2"/>
          </chart:axis>
          <chart:axis chart:dimension="y" chart:name="primary-y" chart:style-name="ch5">
            <chart:title svg:x="0.451cm" svg:y="7.556cm" chart:style-name="ch6">
              <text:p>Total Batch Prediction Scores</text:p>
            </chart:title>
            <chart:grid chart:style-name="ch7" chart:class="major"/>
          </chart:axis>
          <chart:series chart:style-name="ch8" chart:values-cell-range-address="Sheet1.C3:Sheet1.L3" chart:label-cell-address="Sheet1.B3:Sheet1.B3" chart:class="chart:bar">
            <chart:data-point chart:repeated="10"/>
          </chart:series>
          <chart:series chart:style-name="ch9" chart:values-cell-range-address="Sheet1.C4:Sheet1.L4" chart:label-cell-address="Sheet1.B4:Sheet1.B4" chart:class="chart:bar">
            <chart:data-point chart:repeated="10"/>
          </chart:series>
          <chart:series chart:style-name="ch10" chart:values-cell-range-address="Sheet1.C5:Sheet1.L5" chart:label-cell-address="Sheet1.B5:Sheet1.B5" chart:class="chart:bar">
            <chart:data-point chart:repeated="10"/>
          </chart:series>
          <chart:series chart:style-name="ch11" chart:values-cell-range-address="Sheet1.C6:Sheet1.L6" chart:label-cell-address="Sheet1.B6:Sheet1.B6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 1</text:p>
                <draw:g>
                  <svg:desc>Sheet1.C2:Sheet1.L2</svg:desc>
                </draw:g>
              </table:table-cell>
              <table:table-cell office:value-type="string">
                <text:p>Class 2</text:p>
              </table:table-cell>
              <table:table-cell office:value-type="string">
                <text:p>Class 3</text:p>
              </table:table-cell>
              <table:table-cell office:value-type="string">
                <text:p>Class 4</text:p>
              </table:table-cell>
              <table:table-cell office:value-type="string">
                <text:p>Class 5</text:p>
              </table:table-cell>
              <table:table-cell office:value-type="string">
                <text:p>Class 6</text:p>
              </table:table-cell>
              <table:table-cell office:value-type="string">
                <text:p>Class 7</text:p>
              </table:table-cell>
              <table:table-cell office:value-type="string">
                <text:p>Class 8</text:p>
              </table:table-cell>
              <table:table-cell office:value-type="string">
                <text:p>Class 9</text:p>
              </table:table-cell>
              <table:table-cell office:value-type="string">
                <text:p>Class 10</text:p>
              </table:table-cell>
            </table:table-row>
          </table:table-header-rows>
          <table:table-rows>
            <table:table-row>
              <table:table-cell office:value-type="string">
                <text:p>Batch 1</text:p>
                <draw:g>
                  <svg:desc>Sheet1.B3:Sheet1.B3</svg:desc>
                </draw:g>
              </table:table-cell>
              <table:table-cell office:value-type="float" office:value="0.578129713492475">
                <text:p>0.578129713492475</text:p>
                <draw:g>
                  <svg:desc>Sheet1.C3:Sheet1.L3</svg:desc>
                </draw:g>
              </table:table-cell>
              <table:table-cell office:value-type="float" office:value="0.766833025875629">
                <text:p>0.766833025875629</text:p>
              </table:table-cell>
              <table:table-cell office:value-type="float" office:value="0.340573441447556">
                <text:p>0.340573441447556</text:p>
              </table:table-cell>
              <table:table-cell office:value-type="float" office:value="0.954362982562579">
                <text:p>0.954362982562579</text:p>
              </table:table-cell>
              <table:table-cell office:value-type="float" office:value="0.136669247738615">
                <text:p>0.136669247738615</text:p>
              </table:table-cell>
              <table:table-cell office:value-type="float" office:value="0.405011306866565">
                <text:p>0.405011306866565</text:p>
              </table:table-cell>
              <table:table-cell office:value-type="float" office:value="0.0601510293870207">
                <text:p>0.0601510293870207</text:p>
              </table:table-cell>
              <table:table-cell office:value-type="float" office:value="0.347103285969445">
                <text:p>0.347103285969445</text:p>
              </table:table-cell>
              <table:table-cell office:value-type="float" office:value="0.487478924521414">
                <text:p>0.487478924521414</text:p>
              </table:table-cell>
              <table:table-cell office:value-type="float" office:value="0.251865478934698">
                <text:p>0.251865478934698</text:p>
              </table:table-cell>
            </table:table-row>
            <table:table-row>
              <table:table-cell office:value-type="string">
                <text:p>Batch 2</text:p>
                <draw:g>
                  <svg:desc>Sheet1.B4:Sheet1.B4</svg:desc>
                </draw:g>
              </table:table-cell>
              <table:table-cell office:value-type="float" office:value="0.17287168708728">
                <text:p>0.17287168708728</text:p>
                <draw:g>
                  <svg:desc>Sheet1.C4:Sheet1.L4</svg:desc>
                </draw:g>
              </table:table-cell>
              <table:table-cell office:value-type="float" office:value="0.592239128268786">
                <text:p>0.592239128268786</text:p>
              </table:table-cell>
              <table:table-cell office:value-type="float" office:value="0.708149253008175">
                <text:p>0.708149253008175</text:p>
              </table:table-cell>
              <table:table-cell office:value-type="float" office:value="0.194744043302835">
                <text:p>0.194744043302835</text:p>
              </table:table-cell>
              <table:table-cell office:value-type="float" office:value="0.999581333814777">
                <text:p>0.999581333814777</text:p>
              </table:table-cell>
              <table:table-cell office:value-type="float" office:value="0.148059398398019">
                <text:p>0.148059398398019</text:p>
              </table:table-cell>
              <table:table-cell office:value-type="float" office:value="0.961873757488832">
                <text:p>0.961873757488832</text:p>
              </table:table-cell>
              <table:table-cell office:value-type="float" office:value="0.210699620316177">
                <text:p>0.210699620316177</text:p>
              </table:table-cell>
              <table:table-cell office:value-type="float" office:value="0.835428860666022">
                <text:p>0.835428860666022</text:p>
              </table:table-cell>
              <table:table-cell office:value-type="float" office:value="0.403827849799539">
                <text:p>0.403827849799539</text:p>
              </table:table-cell>
            </table:table-row>
            <table:table-row>
              <table:table-cell office:value-type="string">
                <text:p>Batch 3</text:p>
                <draw:g>
                  <svg:desc>Sheet1.B5:Sheet1.B5</svg:desc>
                </draw:g>
              </table:table-cell>
              <table:table-cell office:value-type="float" office:value="0.38279668328676">
                <text:p>0.38279668328676</text:p>
                <draw:g>
                  <svg:desc>Sheet1.C5:Sheet1.L5</svg:desc>
                </draw:g>
              </table:table-cell>
              <table:table-cell office:value-type="float" office:value="0.00910401426605758">
                <text:p>0.00910401426605758</text:p>
              </table:table-cell>
              <table:table-cell office:value-type="float" office:value="0.379905376637041">
                <text:p>0.379905376637041</text:p>
              </table:table-cell>
              <table:table-cell office:value-type="float" office:value="0.274261685626842">
                <text:p>0.274261685626842</text:p>
              </table:table-cell>
              <table:table-cell office:value-type="float" office:value="0.145089530817121">
                <text:p>0.145089530817121</text:p>
              </table:table-cell>
              <table:table-cell office:value-type="float" office:value="0.988715661206849">
                <text:p>0.988715661206849</text:p>
              </table:table-cell>
              <table:table-cell office:value-type="float" office:value="0.559242714590723">
                <text:p>0.559242714590723</text:p>
              </table:table-cell>
              <table:table-cell office:value-type="float" office:value="0.989192750456774">
                <text:p>0.989192750456774</text:p>
              </table:table-cell>
              <table:table-cell office:value-type="float" office:value="0.259008060354977">
                <text:p>0.259008060354977</text:p>
              </table:table-cell>
              <table:table-cell office:value-type="float" office:value="0.815629695822009">
                <text:p>0.815629695822009</text:p>
              </table:table-cell>
            </table:table-row>
            <table:table-row>
              <table:table-cell office:value-type="string">
                <text:p>Batch 4</text:p>
                <draw:g>
                  <svg:desc>Sheet1.B6:Sheet1.B6</svg:desc>
                </draw:g>
              </table:table-cell>
              <table:table-cell office:value-type="float" office:value="0.580724269569286">
                <text:p>0.580724269569286</text:p>
                <draw:g>
                  <svg:desc>Sheet1.C6:Sheet1.L6</svg:desc>
                </draw:g>
              </table:table-cell>
              <table:table-cell office:value-type="float" office:value="0.650708547752416">
                <text:p>0.650708547752416</text:p>
              </table:table-cell>
              <table:table-cell office:value-type="float" office:value="0.32311208722101">
                <text:p>0.32311208722101</text:p>
              </table:table-cell>
              <table:table-cell office:value-type="float" office:value="0.500586387574222">
                <text:p>0.500586387574222</text:p>
              </table:table-cell>
              <table:table-cell office:value-type="float" office:value="0.66138422623697">
                <text:p>0.66138422623697</text:p>
              </table:table-cell>
              <table:table-cell office:value-type="float" office:value="0.754498613675658">
                <text:p>0.754498613675658</text:p>
              </table:table-cell>
              <table:table-cell office:value-type="float" office:value="0.0715308565197046">
                <text:p>0.0715308565197046</text:p>
              </table:table-cell>
              <table:table-cell office:value-type="float" office:value="0.84952320763678">
                <text:p>0.84952320763678</text:p>
              </table:table-cell>
              <table:table-cell office:value-type="float" office:value="0.356589353980876">
                <text:p>0.356589353980876</text:p>
              </table:table-cell>
              <table:table-cell office:value-type="float" office:value="0.456025771662566">
                <text:p>0.4560257716625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